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ee51" officeooo:paragraph-rsid="001bee51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bee51" officeooo:paragraph-rsid="001bee51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20a8f4" officeooo:paragraph-rsid="0020a8f4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 officeooo:rsid="001bee51" officeooo:paragraph-rsid="001bee51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3c0a62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1cddf2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n" fo:country="US" officeooo:rsid="002808ed" officeooo:paragraph-rsid="002808ed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 officeooo:rsid="001db1ae" officeooo:paragraph-rsid="003db79d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en" fo:country="US" officeooo:rsid="00296fa2" officeooo:paragraph-rsid="00296fa2"/>
    </style:style>
    <style:style style:name="P12" style:family="paragraph" style:parent-style-name="Text_20_body" style:list-style-name="L2">
      <style:paragraph-properties fo:text-align="justify" style:justify-single-word="false"/>
      <style:text-properties fo:language="en" fo:country="US" officeooo:rsid="0020a8f4" officeooo:paragraph-rsid="0020a8f4" style:language-asian="zxx" style:country-asian="none" style:language-complex="zxx" style:country-complex="none"/>
    </style:style>
    <style:style style:name="P13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1cddf2"/>
    </style:style>
    <style:style style:name="T2" style:family="text">
      <style:text-properties fo:color="#009933"/>
    </style:style>
    <style:style style:name="T3" style:family="text">
      <style:text-properties fo:color="#009933" officeooo:rsid="002eba9d"/>
    </style:style>
    <style:style style:name="T4" style:family="text">
      <style:text-properties fo:color="#009933" officeooo:rsid="002f213a"/>
    </style:style>
    <style:style style:name="T5" style:family="text">
      <style:text-properties fo:color="#009933" officeooo:rsid="0037f31f"/>
    </style:style>
    <style:style style:name="T6" style:family="text">
      <style:text-properties fo:color="#009933" officeooo:rsid="00396549"/>
    </style:style>
    <style:style style:name="T7" style:family="text">
      <style:text-properties fo:color="#009933" officeooo:rsid="003c0a62"/>
    </style:style>
    <style:style style:name="T8" style:family="text">
      <style:text-properties fo:color="#009933" officeooo:rsid="001cddf2"/>
    </style:style>
    <style:style style:name="T9" style:family="text">
      <style:text-properties fo:color="#009933" officeooo:rsid="003db79d"/>
    </style:style>
    <style:style style:name="T10" style:family="text">
      <style:text-properties fo:color="#009933" officeooo:rsid="003e2720"/>
    </style:style>
    <style:style style:name="T11" style:family="text">
      <style:text-properties officeooo:rsid="002242fe"/>
    </style:style>
    <style:style style:name="T12" style:family="text">
      <style:text-properties officeooo:rsid="00277b49"/>
    </style:style>
    <style:style style:name="T13" style:family="text">
      <style:text-properties officeooo:rsid="002999c3"/>
    </style:style>
    <style:style style:name="T14" style:family="text">
      <style:text-properties officeooo:rsid="00319ce4"/>
    </style:style>
    <style:style style:name="T15" style:family="text">
      <style:text-properties officeooo:rsid="0031eee3"/>
    </style:style>
    <style:style style:name="T16" style:family="text">
      <style:text-properties officeooo:rsid="0037f31f"/>
    </style:style>
    <style:style style:name="T17" style:family="text">
      <style:text-properties officeooo:rsid="003b3446"/>
    </style:style>
    <style:style style:name="T18" style:family="text">
      <style:text-properties officeooo:rsid="003c0a62"/>
    </style:style>
    <style:style style:name="T19" style:family="text">
      <style:text-properties officeooo:rsid="003e27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nata Boccalini</text:p>
      <text:p text:style-name="P2"/>
      <text:h text:style-name="P13" text:outline-level="1">SmartLamp: communication protocol</text:h>
      <text:p text:style-name="P5"/>
      <text:p text:style-name="P3">Communication protocol between micro and BLE module. <text:span text:style-name="T13">The communication is made through a serial line at 9600 baud.</text:span></text:p>
      <text:p text:style-name="P4"><text:span text:style-name="T12">COMMANDS (BLE → micro)</text:span>:</text:p>
      <text:list xml:id="list3877446563" text:style-name="L1">
        <text:list-item>
          <text:p text:style-name="P6"><text:span text:style-name="T1">TI</text:span>_<text:span text:style-name="T2">Y</text:span><text:span text:style-name="T3">YY</text:span><text:span text:style-name="T2">Y</text:span><text:span text:style-name="T6">MMDD</text:span><text:span text:style-name="T2">_</text:span><text:span text:style-name="T4">hhmmss</text:span>: sets the date and time from Android to the RTC;</text:p>
        </text:list-item>
        <text:list-item>
          <text:p text:style-name="P7">AL_<text:span text:style-name="T2">WD_</text:span><text:span text:style-name="T4">hhmm_</text:span><text:span text:style-name="T10">mm</text:span>: <text:span text:style-name="T18">sets </text:span>an alarm on the weekday WD, hour and minute, <text:span text:style-name="T18">with the specified fadetime [minutes];</text:span></text:p>
        </text:list-item>
        <text:list-item>
          <text:p text:style-name="P8">AL_<text:span text:style-name="T2">WD_</text:span><text:span text:style-name="T4">hhmm</text:span>: sets an alarm on the weekday WD, hour and minute<text:span text:style-name="T16">;</text:span></text:p>
        </text:list-item>
        <text:list-item>
          <text:p text:style-name="P9">AL_DIS_<text:span text:style-name="T2">WD</text:span>: disable alarm <text:span text:style-name="T1">on the weekday WD;</text:span></text:p>
        </text:list-item>
        <text:list-item>
          <text:p text:style-name="P10">F<text:span text:style-name="T14">T</text:span>_<text:span text:style-name="T8">WD_</text:span><text:span text:style-name="T10">mm</text:span>: set the lamp fade <text:span text:style-name="T15">time</text:span> in <text:span text:style-name="T19">minutes</text:span>, <text:span text:style-name="T17">after the alarm;</text:span></text:p>
        </text:list-item>
        <text:list-item>
          <text:p text:style-name="P11">RGB_<text:span text:style-name="T2">RRR_GGG_BBB</text:span>: RGB color for the lamp at full brightness.</text:p>
        </text:list-item>
      </text:list>
      <text:p text:style-name="P5"/>
      <text:p text:style-name="P4"><text:span text:style-name="T12">ACKs (micro → BLE)</text:span>:</text:p>
      <text:list xml:id="list554814464" text:style-name="L2">
        <text:list-item>
          <text:p text:style-name="P12">OK: <text:span text:style-name="T11">the micro sends back ‘OK’ as acknowledge;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729fcf"/>
      <style:paragraph-properties fo:background-color="transparent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nata Boccalini</meta:initial-creator>
    <meta:creation-date>2017-11-04T18:26:14.361732747</meta:creation-date>
    <dc:date>2018-01-20T20:30:50.108859741</dc:date>
    <dc:creator>Gionata Boccalini</dc:creator>
    <meta:editing-duration>PT4H57M37S</meta:editing-duration>
    <meta:editing-cycles>32</meta:editing-cycles>
    <meta:generator>LibreOffice/5.3.7.2.0$Linux_X86_64 LibreOffice_project/30$Build-2</meta:generator>
    <meta:document-statistic meta:table-count="0" meta:image-count="0" meta:object-count="0" meta:page-count="1" meta:paragraph-count="13" meta:word-count="112" meta:character-count="661" meta:non-whitespace-character-count="568"/>
  </office:meta>
</office:document-meta>
</file>